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400000CE4D321EABE074C09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62cm, 3.599cm, 39.148cm, 24.548cm)" draw:image-opacity="100%" style:mirror="none"/>
    </style:style>
    <style:style style:name="gr2" style:family="graphic" style:parent-style-name="standard">
      <style:graphic-properties svg:stroke-color="#cc00cc" draw:fill-color="#cc00cc" draw:textarea-horizontal-align="justify" draw:textarea-vertical-align="middle" draw:auto-grow-height="false" fo:min-height="0.227cm" fo:min-width="0cm"/>
    </style:style>
    <style:style style:name="gr3" style:family="graphic" style:parent-style-name="standard">
      <style:graphic-properties svg:stroke-color="#cc00cc" draw:fill-color="#cc00cc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512cm" fo:min-width="2.04cm"/>
    </style:style>
    <style:style style:name="gr5" style:family="graphic" style:parent-style-name="standard">
      <style:graphic-properties svg:stroke-color="#cc00cc" draw:fill-color="#cc00cc" draw:textarea-horizontal-align="justify" draw:textarea-vertical-align="middle" draw:auto-grow-height="false" fo:min-height="0.132cm" fo:min-width="0.16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cc00cc"/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42cm" svg:height="18.032cm" svg:x="-0.005cm" svg:y="0cm">
          <draw:image xlink:href="Pictures/1000000000000CE400000CE4D321EABE074C0943.png" xlink:type="simple" xlink:show="embed" xlink:actuate="onLoad">
            <text:p/>
          </draw:image>
        </draw:frame>
        <draw:custom-shape draw:style-name="gr2" draw:text-style-name="P2" draw:layer="layout" svg:width="0.827cm" svg:height="0.889cm" draw:transform="rotate (0.785398163397448) translate (12.581cm 4.3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27cm" svg:height="0.889cm" draw:transform="rotate (0.785398163397448) translate (12.695cm 15.5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016cm" svg:height="1.016cm" svg:x="12.695cm" svg:y="5.587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2.695cm" svg:y="7.36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2.695cm" svg:y="9.651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1.933cm" svg:y="12.44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1.679cm" svg:y="14.223cm">
          <text:p text:style-name="P3">2.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9.647cm" svg:y="13.207cm">
          <text:p text:style-name="P3">2.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0.762cm" svg:x="8.885cm" svg:y="12.191cm">
          <text:p text:style-name="P3">Transf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draw:transform="rotate (-0.811578102177364) translate (10.962cm 12.8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3cm" fo:margin-bottom="0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7cm" fo:margin-bottom="0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1cm" fo:margin-bottom="0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038cm" fo:page-height="18.0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002cm" svg:height="7.047cm" svg:x="1.146cm" svg:y="2.397cm"/>
      <draw:page-thumbnail draw:layer="backgroundobjects" svg:width="9.002cm" svg:height="7.047cm" svg:x="1.146cm" svg:y="10.445cm"/>
      <draw:page-thumbnail draw:layer="backgroundobjects" svg:width="9.002cm" svg:height="7.047cm" svg:x="1.146cm" svg:y="18.493cm"/>
      <draw:page-thumbnail draw:layer="backgroundobjects" svg:width="9.002cm" svg:height="7.047cm" svg:x="11.441cm" svg:y="2.397cm"/>
      <draw:page-thumbnail draw:layer="backgroundobjects" svg:width="9.002cm" svg:height="7.047cm" svg:x="11.441cm" svg:y="10.445cm"/>
      <draw:page-thumbnail draw:layer="backgroundobjects" svg:width="9.002cm" svg:height="7.047cm" svg:x="11.441cm" svg:y="18.493cm"/>
    </style:handout-master>
    <style:master-page style:name="Default" style:page-layout-name="PM1" draw:style-name="Mdp1">
      <draw:frame presentation:style-name="Default-title" draw:layer="backgroundobjects" svg:width="20.733cm" svg:height="3.011cm" svg:x="1.151cm" svg:y="0.718cm" presentation:class="title" presentation:placeholder="true">
        <draw:text-box/>
      </draw:frame>
      <draw:frame presentation:style-name="Default-outline1" draw:layer="backgroundobjects" svg:width="20.733cm" svg:height="10.459cm" svg:x="1.151cm" svg:y="4.219cm" presentation:class="outline" presentation:placeholder="true">
        <draw:text-box/>
      </draw:frame>
      <draw:frame presentation:style-name="Mpr1" draw:text-style-name="MP2" draw:layer="backgroundobjects" svg:width="5.367cm" svg:height="1.243cm" svg:x="1.151cm" svg:y="16.4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302cm" svg:height="1.243cm" svg:x="7.878cm" svg:y="16.4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367cm" svg:height="1.243cm" svg:x="16.518cm" svg:y="16.42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2:50:24.039081181</meta:creation-date>
    <dc:date>2017-05-13T12:51:49.204780276</dc:date>
    <meta:editing-duration>PT1M25S</meta:editing-duration>
    <meta:editing-cycles>1</meta:editing-cycles>
    <meta:generator>LibreOffice/5.1.6.2$Linux_X86_64 LibreOffice_project/10m0$Build-2</meta:generator>
    <meta:document-statistic meta:object-count="34"/>
  </office:meta>
</office:document-meta>
</file>